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textarea-horizontal-align="justify" draw:textarea-vertical-align="middle" draw:auto-grow-height="false" fo:min-height="2.29cm" fo:min-width="3.945cm"/>
    </style:style>
    <style:style style:name="gr2" style:family="graphic" style:parent-style-name="standard">
      <style:graphic-properties svg:stroke-color="#3465a4" draw:textarea-horizontal-align="justify" draw:textarea-vertical-align="middle" draw:auto-grow-height="false" fo:min-height="2.671cm" fo:min-width="3.319cm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2.671cm" fo:min-width="3.945cm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2.671cm" fo:min-width="6.993cm"/>
    </style:style>
    <style:style style:name="gr5" style:family="graphic" style:parent-style-name="standard">
      <style:graphic-properties svg:stroke-color="#3465a4" draw:textarea-horizontal-align="justify" draw:textarea-vertical-align="middle" draw:auto-grow-height="false" fo:min-height="2.29cm" fo:min-width="6.993cm"/>
    </style:style>
    <style:style style:name="gr6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7" style:family="graphic" style:parent-style-name="objectwithoutfill">
      <style:graphic-properties svg:stroke-color="#3465a4" draw:fill="solid" draw:textarea-vertical-align="middle"/>
    </style:style>
    <style:style style:name="gr8" style:family="graphic" style:parent-style-name="standard">
      <style:graphic-properties svg:stroke-color="#3465a4" draw:textarea-horizontal-align="justify" draw:textarea-vertical-align="middle" draw:auto-grow-height="false" fo:min-height="2.671cm" fo:min-width="4.199cm"/>
    </style:style>
    <style:style style:name="gr9" style:family="graphic" style:parent-style-name="standard">
      <style:graphic-properties svg:stroke-color="#3465a4" draw:textarea-horizontal-align="justify" draw:textarea-vertical-align="middle" draw:auto-grow-height="false" fo:min-height="2.417cm" fo:min-width="4.199cm"/>
    </style:style>
    <style:style style:name="gr10" style:family="graphic" style:parent-style-name="standard">
      <style:graphic-properties svg:stroke-color="#3465a4" draw:textarea-horizontal-align="justify" draw:textarea-vertical-align="middle" draw:auto-grow-height="false" fo:min-height="1.909cm" fo:min-width="4.199cm"/>
    </style:style>
    <style:style style:name="gr11" style:family="graphic" style:parent-style-name="standard">
      <style:graphic-properties draw:stroke="none" svg:stroke-color="#000000" draw:fill="none" draw:fill-color="#ffffff" fo:min-height="1.55cm"/>
    </style:style>
    <style:style style:name="gr12" style:family="graphic" style:parent-style-name="standard">
      <style:graphic-properties svg:stroke-color="#3465a4" draw:textarea-horizontal-align="justify" draw:textarea-vertical-align="middle" draw:auto-grow-height="false" fo:min-height="2.671cm" fo:min-width="4.58cm"/>
    </style:style>
    <style:style style:name="gr13" style:family="graphic" style:parent-style-name="standard">
      <style:graphic-properties svg:stroke-color="#3465a4" draw:textarea-horizontal-align="justify" draw:textarea-vertical-align="middle" draw:auto-grow-height="false" fo:min-height="2.798cm" fo:min-width="4.707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2.54cm" svg:x="15.605cm" svg:y="5.064cm">
          <text:p text:style-name="P1">BM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819cm" svg:height="2.921cm" svg:x="1.626cm" svg:y="1.762cm">
          <text:p text:style-name="P1">Solar Panel</text:p>
          <text:p text:style-name="P1">Arr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.445cm" svg:height="2.921cm" svg:x="15.605cm" svg:y="1.635cm">
          <text:p text:style-name="P1">Battery Pac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7.493cm" svg:height="2.921cm" svg:x="5.826cm" svg:y="1.762cm">
          <text:p text:style-name="P1">Tristar MPPT</text:p>
          <text:p text:style-name="P1">Solar Charge Controll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7.493cm" svg:height="2.54cm" svg:x="5.826cm" svg:y="5.191cm">
          <text:p text:style-name="P1">Master Raspberry Pi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2" draw:layer="layout" svg:x1="5.318cm" svg:y1="3.159cm" svg:x2="5.953cm" svg:y2="3.159cm">
          <text:p/>
        </draw:line>
        <draw:line draw:style-name="gr6" draw:text-style-name="P2" draw:layer="layout" svg:x1="9.509cm" svg:y1="4.556cm" svg:x2="9.509cm" svg:y2="5.318cm">
          <text:p/>
        </draw:line>
        <draw:line draw:style-name="gr6" draw:text-style-name="P2" draw:layer="layout" svg:x1="13.319cm" svg:y1="3.159cm" svg:x2="15.605cm" svg:y2="3.159cm">
          <text:p/>
        </draw:line>
        <draw:line draw:style-name="gr7" draw:text-style-name="P2" draw:layer="layout" svg:x1="15.605cm" svg:y1="5.445cm" svg:x2="14.081cm" svg:y2="5.445cm">
          <text:p/>
        </draw:line>
        <draw:line draw:style-name="gr7" draw:text-style-name="P2" draw:layer="layout" svg:x1="14.081cm" svg:y1="5.445cm" svg:x2="14.081cm" svg:y2="3.159cm">
          <text:p/>
        </draw:line>
        <draw:line draw:style-name="gr7" draw:text-style-name="P2" draw:layer="layout" svg:x1="20.05cm" svg:y1="3.159cm" svg:x2="21.574cm" svg:y2="3.159cm">
          <text:p/>
        </draw:line>
        <draw:line draw:style-name="gr7" draw:text-style-name="P2" draw:layer="layout" svg:x1="21.574cm" svg:y1="3.159cm" svg:x2="21.574cm" svg:y2="9.636cm">
          <text:p/>
        </draw:line>
        <draw:line draw:style-name="gr7" draw:text-style-name="P2" draw:layer="layout" svg:x1="20.05cm" svg:y1="5.445cm" svg:x2="21.574cm" svg:y2="5.445cm">
          <text:p/>
        </draw:line>
        <draw:line draw:style-name="gr6" draw:text-style-name="P2" draw:layer="layout" svg:x1="15.732cm" svg:y1="6.334cm" svg:x2="13.192cm" svg:y2="6.334cm">
          <text:p/>
        </draw:line>
        <draw:custom-shape draw:style-name="gr8" draw:text-style-name="P1" draw:layer="layout" svg:width="4.699cm" svg:height="2.921cm" svg:x="18.907cm" svg:y="10.144cm">
          <text:p text:style-name="P1">Load Distributor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2" draw:layer="layout" svg:x1="21.574cm" svg:y1="9.636cm" svg:x2="21.574cm" svg:y2="10.144cm">
          <text:p/>
        </draw:line>
        <draw:line draw:style-name="gr6" draw:text-style-name="P2" draw:layer="layout" svg:x1="21.32cm" svg:y1="13.065cm" svg:x2="21.32cm" svg:y2="14.335cm">
          <text:p/>
        </draw:line>
        <draw:custom-shape draw:style-name="gr9" draw:text-style-name="P1" draw:layer="layout" svg:width="4.699cm" svg:height="2.667cm" svg:x="18.907cm" svg:y="14.335cm">
          <text:p text:style-name="P1">Slave </text:p>
          <text:p text:style-name="P1">Raspberry P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draw:layer="layout" svg:width="4.699cm" svg:height="2.159cm" svg:x="18.907cm" svg:y="18.145cm">
          <text:p text:style-name="P1">Sensor Array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2" draw:layer="layout" svg:x1="21.193cm" svg:y1="17.256cm" svg:x2="21.193cm" svg:y2="18.145cm">
          <text:p/>
        </draw:line>
        <draw:line draw:style-name="gr6" draw:text-style-name="P2" draw:layer="layout" svg:x1="21.193cm" svg:y1="17.637cm" svg:x2="21.193cm" svg:y2="16.875cm">
          <text:p/>
        </draw:line>
        <draw:line draw:style-name="gr6" draw:text-style-name="P2" draw:layer="layout" svg:x1="12.684cm" svg:y1="9.001cm" svg:x2="12.684cm" svg:y2="7.731cm">
          <text:p/>
        </draw:line>
        <draw:line draw:style-name="gr7" draw:text-style-name="P2" draw:layer="layout" svg:x1="12.684cm" svg:y1="9.001cm" svg:x2="17.637cm" svg:y2="9.001cm">
          <text:p/>
        </draw:line>
        <draw:line draw:style-name="gr7" draw:text-style-name="P2" draw:layer="layout" svg:x1="17.637cm" svg:y1="9.001cm" svg:x2="17.637cm" svg:y2="15.478cm">
          <text:p/>
        </draw:line>
        <draw:line draw:style-name="gr6" draw:text-style-name="P2" draw:layer="layout" svg:x1="17.637cm" svg:y1="15.478cm" svg:x2="18.907cm" svg:y2="15.478cm">
          <text:p/>
        </draw:line>
        <draw:frame draw:style-name="gr11" draw:text-style-name="P4" draw:layer="layout" svg:width="4.064cm" svg:height="1.8cm" svg:x="13.7cm" svg:y="8.366cm">
          <draw:text-box>
            <text:p text:style-name="P3">Bluetooth</text:p>
          </draw:text-box>
        </draw:frame>
        <draw:custom-shape draw:style-name="gr12" draw:text-style-name="P1" draw:layer="layout" svg:width="5.08cm" svg:height="2.921cm" svg:x="7.223cm" svg:y="9.509cm">
          <text:p text:style-name="P1">GSM/GPRS </text:p>
          <text:p text:style-name="P1">Modul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2" draw:layer="layout" svg:x1="9.509cm" svg:y1="7.604cm" svg:x2="9.509cm" svg:y2="9.509cm">
          <text:p/>
        </draw:line>
        <draw:line draw:style-name="gr6" draw:text-style-name="P2" draw:layer="layout" svg:x1="9.636cm" svg:y1="12.557cm" svg:x2="9.636cm" svg:y2="15.097cm">
          <text:p/>
        </draw:line>
        <draw:custom-shape draw:style-name="gr13" draw:text-style-name="P1" draw:layer="layout" svg:width="5.207cm" svg:height="3.048cm" svg:x="7.223cm" svg:y="15.097cm">
          <text:p text:style-name="P1">Web Server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7T10:55:56.584000000</meta:creation-date>
    <dc:date>2019-07-07T12:23:28.844000000</dc:date>
    <meta:editing-duration>PT13M21S</meta:editing-duration>
    <meta:editing-cycles>3</meta:editing-cycles>
    <meta:generator>LibreOffice/6.2.3.2$Windows_X86_64 LibreOffice_project/aecc05fe267cc68dde00352a451aa867b3b546ac</meta:generator>
    <meta:document-statistic meta:object-count="30"/>
  </office:meta>
</office:document-meta>
</file>